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B000001AA2B4F0C7EF187025A.png" manifest:media-type="image/png"/>
  <manifest:file-entry manifest:full-path="Pictures/10000201000002F200000183F34AF11EB289FE1C.png" manifest:media-type="image/png"/>
  <manifest:file-entry manifest:full-path="Pictures/10000201000003BA00000196431E97CE20DAD4A0.png" manifest:media-type="image/png"/>
  <manifest:file-entry manifest:full-path="Pictures/10000201000003AB0000014B9FB6F765FEF39CD9.png" manifest:media-type="image/png"/>
  <manifest:file-entry manifest:full-path="Pictures/10000201000003AB000001AABDA5749B864E33C1.png" manifest:media-type="image/png"/>
  <manifest:file-entry manifest:full-path="Pictures/10000201000003B2000001B43B9E1F0DC225FA11.png" manifest:media-type="image/png"/>
  <manifest:file-entry manifest:full-path="Pictures/10000201000003B5000001F34D9339405105C2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f57d" officeooo:paragraph-rsid="001ef57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ef57d" officeooo:paragraph-rsid="001ef57d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20c59f" officeooo:paragraph-rsid="0020c59f"/>
    </style:style>
    <style:style style:name="P4" style:family="paragraph" style:parent-style-name="Standard">
      <style:text-properties officeooo:rsid="002286c1" officeooo:paragraph-rsid="002286c1"/>
    </style:style>
    <style:style style:name="P5" style:family="paragraph" style:parent-style-name="Standard">
      <style:text-properties officeooo:rsid="0022b91f" officeooo:paragraph-rsid="0022b91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odo Management project:</text:p>
      <text:p text:style-name="P1"/>
      <text:p text:style-name="P1"><draw:frame draw:style-name="fr1" draw:name="Image1" text:anchor-type="char" svg:width="17cm" svg:height="8.938cm" draw:z-index="0"><draw:image xlink:href="Pictures/10000201000003B5000001F34D9339405105C291.png" xlink:type="simple" xlink:show="embed" xlink:actuate="onLoad" loext:mime-type="image/png"/></draw:frame></text:p>
      <text:p text:style-name="P1"><draw:frame draw:style-name="fr1" draw:name="Image2" text:anchor-type="char" svg:width="17cm" svg:height="7.835cm" draw:z-index="1"><draw:image xlink:href="Pictures/10000201000003B2000001B43B9E1F0DC225FA11.png" xlink:type="simple" xlink:show="embed" xlink:actuate="onLoad" loext:mime-type="image/png"/></draw:frame></text:p>
      <text:p text:style-name="P3"><draw:frame draw:style-name="fr1" draw:name="Image3" text:anchor-type="char" svg:width="17cm" svg:height="7.712cm" draw:z-index="2"><draw:image xlink:href="Pictures/10000201000003AB000001AABDA5749B864E33C1.png" xlink:type="simple" xlink:show="embed" xlink:actuate="onLoad" loext:mime-type="image/png"/></draw:frame><text:soft-page-break/></text:p>
      <text:p text:style-name="P4"><draw:frame draw:style-name="fr1" draw:name="Image4" text:anchor-type="char" svg:width="17cm" svg:height="5.992cm" draw:z-index="3"><draw:image xlink:href="Pictures/10000201000003AB0000014B9FB6F765FEF39CD9.png" xlink:type="simple" xlink:show="embed" xlink:actuate="onLoad" loext:mime-type="image/png"/></draw:frame></text:p>
      <text:p text:style-name="P4"><draw:frame draw:style-name="fr1" draw:name="Image5" text:anchor-type="char" svg:width="17cm" svg:height="7.234cm" draw:z-index="4"><draw:image xlink:href="Pictures/10000201000003BA00000196431E97CE20DAD4A0.png" xlink:type="simple" xlink:show="embed" xlink:actuate="onLoad" loext:mime-type="image/png"/></draw:frame></text:p>
      <text:p text:style-name="P5"><draw:frame draw:style-name="fr2" draw:name="Image6" text:anchor-type="char" svg:width="17cm" svg:height="8.724cm" draw:z-index="5"><draw:image xlink:href="Pictures/10000201000002F200000183F34AF11EB289FE1C.png" xlink:type="simple" xlink:show="embed" xlink:actuate="onLoad" loext:mime-type="image/png"/></draw:frame><text:soft-page-break/></text:p>
      <text:p text:style-name="P5"><draw:frame draw:style-name="fr1" draw:name="Image7" text:anchor-type="char" svg:width="17cm" svg:height="7.712cm" draw:z-index="6"><draw:image xlink:href="Pictures/10000201000003AB000001AA2B4F0C7EF187025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0T15:30:32.173143707</meta:creation-date>
    <dc:date>2023-07-11T10:40:15.462206289</dc:date>
    <meta:editing-duration>PT5M44S</meta:editing-duration>
    <meta:editing-cycles>4</meta:editing-cycles>
    <meta:generator>LibreOffice/6.4.7.2$Linux_X86_64 LibreOffice_project/40$Build-2</meta:generator>
    <meta:document-statistic meta:table-count="0" meta:image-count="7" meta:object-count="0" meta:page-count="3" meta:paragraph-count="1" meta:word-count="3" meta:character-count="24" meta:non-whitespace-character-count="22"/>
  </office:meta>
</office:document-meta>
</file>